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3"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3"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3T17:05:44.812000000</dc:date>
    <meta:editing-duration>PT11H7M52S</meta:editing-duration>
    <meta:editing-cycles>80</meta:editing-cycles>
    <meta:generator>LibreOffice/7.3.6.2$Windows_X86_64 LibreOffice_project/c28ca90fd6e1a19e189fc16c05f8f8924961e12e</meta:generator>
    <meta:document-statistic meta:table-count="5" meta:cell-count="525" meta:object-count="0"/>
  </office:meta>
</office:document-meta>
</file>